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0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number-columns-repeated="11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number-columns-repeated="11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number-columns-repeated="11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number-columns-repeated="11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number-columns-repeated="11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number-columns-repeated="11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number-columns-repeated="11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number-columns-repeated="11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number-columns-repeated="10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number-columns-repeated="4"/>
          <table:table-cell>
            <draw:frame table:end-cell-address="Sheet1.N32" table:end-x="0.3122in" table:end-y="0.0724in" draw:z-index="1" draw:style-name="gr1" svg:width="4in" svg:height="2.75in" svg:x="0.7571in" svg:y="0.1673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>
            <draw:frame table:end-cell-address="Sheet1.I32" table:end-x="0.6854in" table:end-y="0.1039in" draw:z-index="0" draw:style-name="gr1" svg:width="4in" svg:height="2.75in" svg:x="0.2417in" svg:y="0.0209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1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1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0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5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18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02T18:20:59.21</dc:date>
    <dc:creator>Clemens Lode</dc:creator>
    <meta:editing-duration>PT35H35M44S</meta:editing-duration>
    <meta:editing-cycles>7</meta:editing-cycles>
    <meta:generator>OpenOffice.org/3.0$Win32 OpenOffice.org_project/300m9$Build-9358</meta:generator>
    <meta:document-statistic meta:table-count="3" meta:cell-count="494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39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5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5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5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5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6cm" svg:y="6.316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67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6cm" svg:y="6.316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42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08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38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8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38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8cm" svg:y="4.961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14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7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8cm" svg:y="6.313cm" chart:style-name="ch5">
              <text:p>Anzahl Felder</text:p>
            </chart:title>
          </chart:axis>
          <chart:axis chart:dimension="y" chart:name="primary-y" chart:style-name="ch4">
            <chart:title svg:x="0.257cm" svg:y="4.37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